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GB"/>
    </style:style>
    <style:style style:name="P2" style:family="paragraph" style:parent-style-name="Standard">
      <style:text-properties fo:language="en" fo:country="GB" officeooo:rsid="000a4182" officeooo:paragraph-rsid="000a4182"/>
    </style:style>
    <style:style style:name="P3" style:family="paragraph" style:parent-style-name="Standard">
      <style:text-properties fo:language="en" fo:country="GB" officeooo:rsid="000be493" officeooo:paragraph-rsid="000be493"/>
    </style:style>
    <style:style style:name="P4" style:family="paragraph" style:parent-style-name="Standard">
      <style:text-properties fo:language="en" fo:country="GB" officeooo:rsid="000d7d6d" officeooo:paragraph-rsid="000d7d6d"/>
    </style:style>
    <style:style style:name="P5" style:family="paragraph" style:parent-style-name="Standard">
      <style:text-properties fo:language="en" fo:country="GB" fo:font-style="italic" officeooo:rsid="000d7d6d" officeooo:paragraph-rsid="000d7d6d" style:font-style-asian="italic" style:font-style-complex="italic"/>
    </style:style>
    <style:style style:name="P6" style:family="paragraph" style:parent-style-name="Standard">
      <style:text-properties fo:language="en" fo:country="GB" fo:font-style="normal" officeooo:rsid="000e3e84" officeooo:paragraph-rsid="000e3e84" style:font-style-asian="normal" style:font-style-complex="normal"/>
    </style:style>
    <style:style style:name="P7" style:family="paragraph" style:parent-style-name="Standard">
      <style:text-properties fo:language="en" fo:country="GB" officeooo:rsid="000e3e84" officeooo:paragraph-rsid="000e3e84"/>
    </style:style>
    <style:style style:name="P8" style:family="paragraph" style:parent-style-name="Standard">
      <style:text-properties fo:language="en" fo:country="GB" officeooo:rsid="000e43ac" officeooo:paragraph-rsid="000e43ac"/>
    </style:style>
    <style:style style:name="P9" style:family="paragraph" style:parent-style-name="Standard" style:list-style-name="L1">
      <style:text-properties fo:language="en" fo:country="GB" officeooo:rsid="000be493" officeooo:paragraph-rsid="000be493"/>
    </style:style>
    <style:style style:name="P10" style:family="paragraph" style:parent-style-name="Standard">
      <style:text-properties fo:language="en" fo:country="GB" officeooo:rsid="000be493" officeooo:paragraph-rsid="000be493"/>
    </style:style>
    <style:style style:name="P11" style:family="paragraph" style:parent-style-name="Standard" style:list-style-name="L2">
      <style:text-properties fo:language="en" fo:country="GB" officeooo:rsid="000be493" officeooo:paragraph-rsid="000be493"/>
    </style:style>
    <style:style style:name="P12" style:family="paragraph" style:parent-style-name="Standard" style:list-style-name="L2">
      <style:text-properties fo:language="en" fo:country="GB" officeooo:rsid="000a4182" officeooo:paragraph-rsid="000a4182"/>
    </style:style>
    <style:style style:name="P13" style:family="paragraph" style:parent-style-name="Standard" style:list-style-name="L3">
      <style:text-properties fo:language="en" fo:country="GB" officeooo:rsid="000d7d6d" officeooo:paragraph-rsid="000d7d6d"/>
    </style:style>
    <style:style style:name="P14" style:family="paragraph" style:parent-style-name="Standard" style:list-style-name="L4">
      <style:text-properties fo:language="en" fo:country="GB" officeooo:rsid="000d7d6d" officeooo:paragraph-rsid="000d7d6d"/>
    </style:style>
    <style:style style:name="P15" style:family="paragraph" style:parent-style-name="Standard" style:list-style-name="L2">
      <style:text-properties fo:language="en" fo:country="GB" officeooo:rsid="000d7d6d" officeooo:paragraph-rsid="000d7d6d"/>
    </style:style>
    <style:style style:name="P16" style:family="paragraph" style:parent-style-name="Standard" style:list-style-name="L6">
      <style:text-properties fo:language="en" fo:country="GB" officeooo:rsid="000d7d6d" officeooo:paragraph-rsid="000d7d6d"/>
    </style:style>
    <style:style style:name="P17" style:family="paragraph" style:parent-style-name="Standard" style:list-style-name="L7">
      <style:text-properties fo:language="en" fo:country="GB" officeooo:rsid="000d7d6d" officeooo:paragraph-rsid="000d7d6d"/>
    </style:style>
    <style:style style:name="P18" style:family="paragraph" style:parent-style-name="Standard" style:list-style-name="L8">
      <style:text-properties fo:language="en" fo:country="GB" officeooo:rsid="000d7d6d" officeooo:paragraph-rsid="000d7d6d"/>
    </style:style>
    <style:style style:name="P19" style:family="paragraph" style:parent-style-name="Standard" style:list-style-name="L5">
      <style:text-properties fo:language="en" fo:country="GB" officeooo:paragraph-rsid="000be493"/>
    </style:style>
    <style:style style:name="T1" style:family="text">
      <style:text-properties officeooo:rsid="000be493"/>
    </style:style>
    <style:style style:name="T2" style:family="text">
      <style:text-properties officeooo:rsid="000d7d6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3e84"/>
    </style:style>
    <style:style style:name="T5" style:family="text">
      <style:text-properties officeooo:rsid="000f25a9"/>
    </style:style>
    <style:style style:name="T6" style:family="text">
      <style:text-properties officeooo:rsid="0010e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t Paths – traversed_paths.py</text:p>
      <text:p text:style-name="P2"/>
      <text:p text:style-name="P3">The program has 1 required argument:</text:p>
      <text:list xml:id="list255471668845880861" text:style-name="L1">
        <text:list-item>
          <text:p text:style-name="P9">--ini</text:p>
          <text:list>
            <text:list-item>
              <text:p text:style-name="P9">The path to the configuration file</text:p>
            </text:list-item>
          </text:list>
        </text:list-item>
      </text:list>
      <text:p text:style-name="P3">Alternatively, the program takes 7 optional arguments that can be used instead of the configuration file.</text:p>
      <text:list xml:id="list4758962209886213819" text:style-name="L2">
        <text:list-item>
          <text:p text:style-name="P12">-<text:span text:style-name="T1">n [name]</text:span></text:p>
        </text:list-item>
      </text:list>
      <text:list xml:id="list5624989427768338070" text:style-name="L3">
        <text:list-item>
          <text:list>
            <text:list-item>
              <text:p text:style-name="P13"><text:span text:style-name="T1">D</text:span>atabase name</text:p>
            </text:list-item>
          </text:list>
        </text:list-item>
      </text:list>
      <text:list xml:id="list90655072541051" text:continue-list="list4758962209886213819" text:style-name="L2">
        <text:list-item>
          <text:p text:style-name="P11">-i <text:span text:style-name="T2">[ip]</text:span></text:p>
        </text:list-item>
      </text:list>
      <text:list xml:id="list7515487305211348393" text:style-name="L4">
        <text:list-item>
          <text:list>
            <text:list-item>
              <text:p text:style-name="P14"><text:span text:style-name="T1">D</text:span>atabase IP</text:p>
            </text:list-item>
          </text:list>
        </text:list-item>
      </text:list>
      <text:list xml:id="list90655171958483" text:continue-list="list90655072541051" text:style-name="L2">
        <text:list-item>
          <text:p text:style-name="P11">-po <text:span text:style-name="T2">[port]</text:span></text:p>
          <text:list>
            <text:list-item>
              <text:p text:style-name="P15">Database port</text:p>
            </text:list-item>
          </text:list>
        </text:list-item>
        <text:list-item>
          <text:p text:style-name="P11">-u <text:span text:style-name="T2">[username]</text:span></text:p>
        </text:list-item>
      </text:list>
      <text:list xml:id="list3019088877558761242" text:style-name="L5">
        <text:list-item>
          <text:list>
            <text:list-item>
              <text:p text:style-name="P19"><text:span text:style-name="T2">U</text:span>sername</text:p>
            </text:list-item>
          </text:list>
        </text:list-item>
      </text:list>
      <text:list xml:id="list90653609703801" text:continue-list="list90655171958483" text:style-name="L2">
        <text:list-item>
          <text:p text:style-name="P11">-pa <text:span text:style-name="T2">[password]</text:span></text:p>
        </text:list-item>
      </text:list>
      <text:list xml:id="list3467814000444810195" text:style-name="L6">
        <text:list-item>
          <text:list>
            <text:list-item>
              <text:p text:style-name="P16">Password</text:p>
            </text:list-item>
          </text:list>
        </text:list-item>
      </text:list>
      <text:list xml:id="list90655105309237" text:continue-list="list90653609703801" text:style-name="L2">
        <text:list-item>
          <text:p text:style-name="P11">-fc <text:span text:style-name="T2">[count]</text:span></text:p>
        </text:list-item>
      </text:list>
      <text:list xml:id="list6352274637099214427" text:style-name="L7">
        <text:list-item>
          <text:list>
            <text:list-item>
              <text:p text:style-name="P17"><text:span text:style-name="T1">M</text:span>inimum trip frequency count</text:p>
            </text:list-item>
          </text:list>
        </text:list-item>
      </text:list>
      <text:list xml:id="list90654805984052" text:continue-list="list90655105309237" text:style-name="L2">
        <text:list-item>
          <text:p text:style-name="P11">-mc <text:span text:style-name="T2">[cardinality]</text:span></text:p>
        </text:list-item>
      </text:list>
      <text:list xml:id="list4063477592623164012" text:style-name="L8">
        <text:list-item>
          <text:list>
            <text:list-item>
              <text:p text:style-name="P18"><text:span text:style-name="T1">M</text:span>ax/stop cardinality</text:p>
            </text:list-item>
          </text:list>
        </text:list-item>
      </text:list>
      <text:p text:style-name="P4"/>
      <text:p text:style-name="P4">The output format is as follows:</text:p>
      <text:p text:style-name="P5">path;count;{trips}\n</text:p>
      <text:p text:style-name="P6">This pattern is replicated for every trip that was traversed enough times and have a number of edges equal or grater to the cardinality.</text:p>
      <text:p text:style-name="P4"><text:span text:style-name="T3">path</text:span>→ the edges that was traversed. An edge is represented as a start and end location</text:p>
      <text:p text:style-name="P4"><text:span text:style-name="T3">count</text:span>→ how many times this path was traversed</text:p>
      <text:p text:style-name="P4"><text:span text:style-name="T3">trips</text:span>→ trip identifiers(trip_id in the database) of trips that contains the path</text:p>
      <text:p text:style-name="P4">The edges and trip identifiers are comma separated.</text:p>
      <text:p text:style-name="P4">Here is an example <text:span text:style-name="T4">where the cardinality is set to 6</text:span>:</text:p>
      <text:p text:style-name="P4">1-3, 3-2, 2-11, 11-7, <text:span text:style-name="T4">7-2, 2-9</text:span>;4;{1,3,110,200}</text:p>
      <text:p text:style-name="P4">Notice that the count(4) equals the number of elements in trips.</text:p>
      <text:p text:style-name="P4"/>
      <text:p text:style-name="P7">The output files that contains the trips are named as this ‘frequent_paths_&lt;cardinality&gt;’ where &lt;cardinality&gt; is replaced with the cardinality that was used for that given set of trips.</text:p>
      <text:p text:style-name="P7">When the program is executed it will create a file for every cardinality in the interval [2, <text:span text:style-name="T1">mc</text:span>].</text:p>
      <text:p text:style-name="P7"/>
      <text:p text:style-name="P8"><text:span text:style-name="T6">T</text:span>here are some errors in the trips <text:span text:style-name="T6">database </text:span>table, and the program tries to correct them. Examine the trip below:</text:p>
      <text:p text:style-name="P8">14-4, 4-7, 9-11, 11-2, 3-5</text:p>
      <text:p text:style-name="P8">This trip is erroneous as the vehicle either skips a step or teleports when it goes from 7→9 and 2→3</text:p>
      <text:p text:style-name="P8">This is solved in the program by splitting the trip into <text:span text:style-name="T6">multiple</text:span> smaller trips. The splits/trips will be as follows for this example:</text:p>
      <text:p text:style-name="P8">trip 1: 14-4, 4-7</text:p>
      <text:p text:style-name="P8">trip 2: 9-11, 11-2</text:p>
      <text:p text:style-name="P8">trip 3: 3-5</text:p>
      <text:p text:style-name="P8">The new trips <text:span text:style-name="T5">will use the same trip_id as the original tri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1:00:12.704000000</meta:creation-date>
    <dc:date>2018-04-13T09:06:53.400503489</dc:date>
    <meta:editing-duration>PT2M58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39" meta:word-count="317" meta:character-count="1791" meta:non-whitespace-character-count="1529"/>
  </office:meta>
</office:document-meta>
</file>